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.3126in"/>
          <style:tab-stop style:position="2.448in"/>
          <style:tab-stop style:position="3.5311in"/>
        </style:tab-stops>
      </style:paragraph-properties>
    </style:style>
    <style:style style:name="P3" style:family="paragraph" style:parent-style-name="Standard">
      <style:paragraph-properties fo:text-align="start" style:justify-single-word="false">
        <style:tab-stops>
          <style:tab-stop style:position="1.2917in"/>
          <style:tab-stop style:position="2.4374in"/>
          <style:tab-stop style:position="3.5209in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05/11/08</text:p>
      <text:p text:style-name="P4">Contact Information</text:p>
      <text:p text:style-name="P4">For</text:p>
      <text:p text:style-name="P4">Brian K. Ross</text:p>
      <text:p text:style-name="P1"/>
      <text:p text:style-name="P3">Name<text:tab/>Home Phone<text:tab/>Work Phone<text:tab/>Cell Phone</text:p>
      <text:p text:style-name="P2">Kenneth W. Ross<text:tab/>410-531-6889<text:tab/>443-778-7680<text:tab/>410-917-2642</text:p>
      <text:p text:style-name="P2">Jennifer H. Ross<text:tab/>410-531-6889<text:tab/>443-451-1285<text:tab/>410-608-822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05-11T14:52:49</meta:creation-date>
    <dc:date>2008-05-11T15:01:49</dc:date>
    <meta:print-date>2008-05-11T14:57:06</meta:print-date>
    <meta:editing-cycles>1</meta:editing-cycles>
    <meta:editing-duration>PT9M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40" meta:character-count="189"/>
  </office:meta>
</office:document-meta>
</file>